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en" fo:country="US" officeooo:rsid="0015064f" officeooo:paragraph-rsid="0015064f"/>
    </style:style>
    <style:style style:name="P2" style:family="paragraph" style:parent-style-name="Standard">
      <style:text-properties fo:language="en" fo:country="US" officeooo:rsid="00194838" officeooo:paragraph-rsid="00197d97"/>
    </style:style>
    <style:style style:name="P3" style:family="paragraph" style:parent-style-name="Standard">
      <style:text-properties fo:language="en" fo:country="US" officeooo:rsid="001bc982" officeooo:paragraph-rsid="001bc982"/>
    </style:style>
    <style:style style:name="P4" style:family="paragraph" style:parent-style-name="Standard">
      <style:text-properties fo:language="en" fo:country="US" officeooo:rsid="001d96fe" officeooo:paragraph-rsid="001d96fe"/>
    </style:style>
    <style:style style:name="P5" style:family="paragraph" style:parent-style-name="Standard">
      <style:text-properties fo:language="en" fo:country="US" officeooo:rsid="001dba94" officeooo:paragraph-rsid="0024b1b6"/>
    </style:style>
    <style:style style:name="P6" style:family="paragraph" style:parent-style-name="Standard">
      <style:text-properties fo:language="en" fo:country="US" officeooo:rsid="001dba94" officeooo:paragraph-rsid="0022adf6"/>
    </style:style>
    <style:style style:name="P7" style:family="paragraph" style:parent-style-name="Standard" style:list-style-name="L1">
      <style:text-properties fo:language="en" fo:country="US" style:text-underline-style="none" fo:font-weight="normal" officeooo:rsid="001e9be2" officeooo:paragraph-rsid="001e9be2" style:font-weight-asian="normal" style:font-weight-complex="normal"/>
    </style:style>
    <style:style style:name="P8" style:family="paragraph" style:parent-style-name="Standard" style:list-style-name="L1">
      <style:text-properties fo:language="en" fo:country="US" officeooo:rsid="002044fb" officeooo:paragraph-rsid="0026a9ae"/>
    </style:style>
    <style:style style:name="P9" style:family="paragraph" style:parent-style-name="Standard" style:list-style-name="L1">
      <style:text-properties fo:language="en" fo:country="US" officeooo:rsid="002044fb" officeooo:paragraph-rsid="002044fb"/>
    </style:style>
    <style:style style:name="P10" style:family="paragraph" style:parent-style-name="Standard" style:list-style-name="L1">
      <style:text-properties fo:language="en" fo:country="US" style:text-underline-style="none" fo:font-weight="normal" officeooo:rsid="002044fb" officeooo:paragraph-rsid="002044fb" style:font-weight-asian="normal" style:font-weight-complex="normal"/>
    </style:style>
    <style:style style:name="P11" style:family="paragraph" style:parent-style-name="Standard" style:list-style-name="L1">
      <style:text-properties fo:language="en" fo:country="US" style:text-underline-style="none" fo:font-weight="normal" officeooo:rsid="0022adf6" officeooo:paragraph-rsid="0022adf6" style:font-weight-asian="normal" style:font-weight-complex="normal"/>
    </style:style>
    <style:style style:name="P12" style:family="paragraph" style:parent-style-name="Standard">
      <style:text-properties fo:language="en" fo:country="US" officeooo:rsid="002044fb" officeooo:paragraph-rsid="0026a9ae"/>
    </style:style>
    <style:style style:name="P13" style:family="paragraph" style:parent-style-name="Standard">
      <style:text-properties fo:language="en" fo:country="US" officeooo:rsid="002044fb" officeooo:paragraph-rsid="002044fb"/>
    </style:style>
    <style:style style:name="P14" style:family="paragraph" style:parent-style-name="Standard">
      <style:text-properties fo:language="en" fo:country="US" officeooo:rsid="00231a26" officeooo:paragraph-rsid="00231a26"/>
    </style:style>
    <style:style style:name="P15" style:family="paragraph" style:parent-style-name="Standard">
      <style:text-properties fo:language="en" fo:country="US" officeooo:rsid="00280112" officeooo:paragraph-rsid="00280112"/>
    </style:style>
    <style:style style:name="P16" style:family="paragraph" style:parent-style-name="Standard">
      <style:text-properties fo:language="en" fo:country="US" officeooo:rsid="002d1ea0" officeooo:paragraph-rsid="002d1ea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700e7" style:font-weight-asian="normal" style:font-weight-complex="normal"/>
    </style:style>
    <style:style style:name="T4" style:family="text">
      <style:text-properties fo:font-weight="normal" officeooo:rsid="0017f7f5" style:font-weight-asian="normal" style:font-weight-complex="normal"/>
    </style:style>
    <style:style style:name="T5" style:family="text">
      <style:text-properties fo:font-weight="normal" officeooo:rsid="00194838" style:font-weight-asian="normal" style:font-weight-complex="normal"/>
    </style:style>
    <style:style style:name="T6" style:family="text">
      <style:text-properties fo:font-weight="normal" officeooo:rsid="002183c2" style:font-weight-asian="normal" style:font-weight-complex="normal"/>
    </style:style>
    <style:style style:name="T7" style:family="text">
      <style:text-properties fo:font-weight="normal" officeooo:rsid="00197d97" style:font-weight-asian="normal" style:font-weight-complex="normal"/>
    </style:style>
    <style:style style:name="T8" style:family="text">
      <style:text-properties fo:font-weight="normal" officeooo:rsid="001b28cd" style:font-weight-asian="normal" style:font-weight-complex="normal"/>
    </style:style>
    <style:style style:name="T9" style:family="text">
      <style:text-properties fo:font-weight="normal" officeooo:rsid="001bc982" style:font-weight-asian="normal" style:font-weight-complex="normal"/>
    </style:style>
    <style:style style:name="T10" style:family="text">
      <style:text-properties fo:font-weight="normal" officeooo:rsid="0022adf6" style:font-weight-asian="normal" style:font-weight-complex="normal"/>
    </style:style>
    <style:style style:name="T11" style:family="text">
      <style:text-properties fo:font-weight="normal" officeooo:rsid="001d96fe" style:font-weight-asian="normal" style:font-weight-complex="normal"/>
    </style:style>
    <style:style style:name="T12" style:family="text">
      <style:text-properties fo:font-weight="normal" officeooo:rsid="0024b1b6" style:font-weight-asian="normal" style:font-weight-complex="normal"/>
    </style:style>
    <style:style style:name="T13" style:family="text">
      <style:text-properties fo:font-weight="normal" officeooo:rsid="001dba94" style:font-weight-asian="normal" style:font-weight-complex="normal"/>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dba94" style:font-weight-asian="normal" style:font-weight-complex="normal"/>
    </style:style>
    <style:style style:name="T17" style:family="text">
      <style:text-properties style:text-underline-style="none" fo:font-weight="normal" officeooo:rsid="0024b1b6" style:font-weight-asian="normal" style:font-weight-complex="normal"/>
    </style:style>
    <style:style style:name="T18" style:family="text">
      <style:text-properties style:text-underline-style="none" fo:font-weight="normal" officeooo:rsid="0022adf6" style:font-weight-asian="normal" style:font-weight-complex="normal"/>
    </style:style>
    <style:style style:name="T19" style:family="text">
      <style:text-properties style:text-underline-style="none" fo:font-weight="normal" officeooo:rsid="0026a9ae" style:font-weight-asian="normal" style:font-weight-complex="normal"/>
    </style:style>
    <style:style style:name="T20" style:family="text">
      <style:text-properties style:text-underline-style="none" fo:font-weight="normal" officeooo:rsid="001e0b42" style:font-weight-asian="normal" style:font-weight-complex="normal"/>
    </style:style>
    <style:style style:name="T21" style:family="text">
      <style:text-properties style:text-underline-style="none" fo:font-weight="normal" officeooo:rsid="001e9be2" style:font-weight-asian="normal" style:font-weight-complex="normal"/>
    </style:style>
    <style:style style:name="T22" style:family="text">
      <style:text-properties officeooo:rsid="0022adf6"/>
    </style:style>
    <style:style style:name="T23" style:family="text">
      <style:text-properties officeooo:rsid="0026a9ae"/>
    </style:style>
    <style:style style:name="T24" style:family="text">
      <style:text-properties officeooo:rsid="0027ce63"/>
    </style:style>
    <style:style style:name="T25" style:family="text">
      <style:text-properties officeooo:rsid="00299863"/>
    </style:style>
    <style:style style:name="T26" style:family="text">
      <style:text-properties officeooo:rsid="002d14b9"/>
    </style:style>
    <style:style style:name="T27" style:family="text">
      <style:text-properties officeooo:rsid="002ae929"/>
    </style:style>
    <style:style style:name="T28" style:family="text">
      <style:text-properties officeooo:rsid="002d1e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is a bit surprising, even to myself, that the first post on a website that I first imagined to be about tech related issues turned out to be about Japan. It is now… hold on… <text:span text:style-name="T1">16 years </text:span><text:span text:style-name="T2">since I first set my foot in the land of the rising sun with the only plan for the future being to learn the Japanese language. </text:span><text:span text:style-name="T3">As I look back on those times </text:span><text:span text:style-name="T4">it is not without a significant amount of nostalgia. It is true that I was in fact very home sick at the end of my stay. That could however </text:span><text:span text:style-name="T5">have been</text:span><text:span text:style-name="T4"> a result of my accumulated experience or lack thereof at the young age of 21. </text:span><text:span text:style-name="T5">I have many times wished that I would have gone to japan after at least having worked a few years in Sweden. God knows these past 16 years since I returned have put a lot of things in perspective for me. Regardless, I don’t regret that I did go. Not for one second have I regretted it. The timing could have been better is all I’m saying.</text:span></text:p>
      <text:p text:style-name="P1"><text:span text:style-name="T5"/></text:p>
      <text:p text:style-name="P2"><text:span text:style-name="T2">You see, even if Japan is not your thing, going to another country and learning their language and experiencing their culture is something I strongly recommend </text:span><text:span text:style-name="T6">everyone</text:span><text:span text:style-name="T2"> to do. Especially if you are kind of stuck in the hamster wheel, looking for some change of pace. It will give you a completely different perspective on your life and the world we live in. And this doesn’t stop the day you go back home. This experience will shape the rest of your life, most likely for the better. Will studying abroad make you a better person? No, but it will probably help you grow by challenging you. Sure, if you’re french and go to Italy to study, it’s probably not gonna be especially challenging. You’ll probably master the language in two or three months and despite what you might think now, your cultures are in fact very similar. </text:span></text:p>
      <text:p text:style-name="P2"><text:span text:style-name="T2"/></text:p>
      <text:p text:style-name="P2"><text:span text:style-name="T2">Still, </text:span><text:span text:style-name="T7">challenge is not everything. As a foreign language student you are completely free in a way that not even college students in your home country are. Your only obligation </text:span><text:span text:style-name="T8">in life is literally showing up for a few hours to attend class. In Japanese language schools class is only three hours per day. More on that later, but it gives you tonnes of time to just explore. Maybe you’ll take a part time job (where you’re guaranteed to meet lots of new people). </text:span><text:span text:style-name="T9">Maybe join a club. </text:span><text:span text:style-name="T8">Or maybe you’ll do a home stay, getting to know a family native to that land’s culture, probably getting friends for life. Or perhaps you’ll spend your free time traveling. The possibilities are endless. It could be the restart of your life you’ve been looking for these past years. </text:span><text:span text:style-name="T9">Of course the language studies don’t end when class ends and languages that are very different from old world languages, like African or Asian ones, will be very challenging to learn. So you’ll probably not be able to goof off completely. But that brings us to the other fantastic thing about studying languages abroad: your classmates. </text:span></text:p>
      <text:p text:style-name="P2"><text:span text:style-name="T9"/></text:p>
      <text:p text:style-name="P3"><text:span text:style-name="T2">One of the most memorable experiences were growing and learning together with a bunch of other people who, like me, were more or less beginners in Japanese. Most of them couldn’t speak english either. So paying attention in class was the only way we could bridge the </text:span><text:span text:style-name="T10">language</text:span><text:span text:style-name="T2"> gap and start communicating. At first our conversations were limited to subjects like “what do you eat in your country?” and “do you like Japan?”. But in just a few weeks conversations were getting smother. And even if we couldn’t quite understand each other in the beginning, it didn’t stop us from having a lot of fun </text:span><text:span text:style-name="T11">together. Gathering to study at the neighboring university (which actually owned our language school) while having some coffee or melon bread and just hanging </text:span><text:span text:style-name="T12">out</text:span><text:span text:style-name="T11"> are some of my fondest memories of Japan.</text:span></text:p>
      <text:p text:style-name="P3"><text:span text:style-name="T11"/></text:p>
      <text:p text:style-name="P4"><text:span text:style-name="T2">So now that we have established why you should study a language abroad, the question remains: why japan? Well, if you can read </text:span><text:span text:style-name="T13">S</text:span><text:span text:style-name="T2">wedish, you can just read the </text:span><text:span text:style-name="T14">guide</text:span><text:span text:style-name="T2"> that turned me into a </text:span><text:span text:style-name="T13">j</text:span><text:span text:style-name="T2">apanophile. Unfortunately the author, Tor, has </text:span><text:span text:style-name="T13">take down</text:span><text:span text:style-name="T2"> the site, but it can still be visited via the way back machine. For a newer perspective, there is </text:span><text:span text:style-name="T14">vilse is japan</text:span><text:span text:style-name="T15">. </text:span><text:span text:style-name="T16">B</text:span><text:span text:style-name="T15">ut Tor Dahlsjö will forever have a special place in my heart. If by some weird chance you are reading this, thank you so much. You changed my life to a degree that very few </text:span><text:span text:style-name="T16">other </text:span><text:span text:style-name="T15">people can claim. </text:span></text:p>
      <text:p text:style-name="P4"><text:span text:style-name="T15"/></text:p>
      <text:p text:style-name="P5"><text:span text:style-name="T15">Okay, but you are still here, so maybe you can’t read Swedish or perhaps you are still interested in what I have to say on the subject. Well, Japan is a very special country. A country of contrasts. </text:span><text:span text:style-name="T17">A </text:span><text:soft-page-break/><text:span text:style-name="T17">modern first world country which has retained its old cultural roots, in large part unspoiled by americanized homogenized western culture and forced cultural revolutions. Imagine if Scandinavia was never converted to christianity and instead would have grow into a modern society while keeping its old pagan roots. Holidays, deities, shrines, letters and customs preserved, but adapted to a modern world. This is in many ways still how Japan is, even though globalization is eating deeper and deeper into its society, for better and worse. If old buddhist and pagan culture is not your thing, Japan still has a lot to offer.</text:span></text:p>
      <text:p text:style-name="P5"><text:span text:style-name="T17"/></text:p>
      <text:p text:style-name="P5"><text:span text:style-name="T15">Some of the </text:span><text:span text:style-name="T17">other </text:span><text:span text:style-name="T18">amazing</text:span><text:span text:style-name="T15"> things </text:span><text:span text:style-name="T18">Japan has to offer</text:span><text:span text:style-name="T15"> are a working railway system </text:span><text:span text:style-name="T17">(truly a sight to see)</text:span><text:span text:style-name="T15">, 24 hour convenience stores that are not out to rob you blind, a government that does not believe it knows how to live your life better than you, privacy and integrity, </text:span><text:span text:style-name="T19">people who take pride in their work and actually care about doing a good job,</text:span><text:span text:style-name="T15"> high fashion and trendsetting music and art. Although I admit that South Korea is the big name in Asia for music, film and TV nowadays, for many decades large parts of Asia were watching Japanese dramas </text:span><text:span text:style-name="T20">and </text:span><text:span text:style-name="T15">listening to Jpop. </text:span><text:span text:style-name="T20">Not to mention the comics and video games that have influenced generations of people around the world. Ask an Italian about Captain Tsubasa or an American about Dragonball Z and you’ll see what I mean. But the most striking and fun part about Japan is that it is a country where things happen. No matter where your interests lie, you can be sure that there are almost unlimited numbers of people who share them and ample opportunities to explore them in Japan. There are festivals, clubs, teams, meetups, seminars and so much more just waiting for you</text:span><text:span text:style-name="T19">.</text:span><text:span text:style-name="T20"> </text:span><text:span text:style-name="T19">A</text:span><text:span text:style-name="T18">nd the people there are genuinely excited to meet people who share their interests, foreigners or not</text:span><text:span text:style-name="T20">. </text:span></text:p>
      <text:p text:style-name="P6"><text:span text:style-name="T20"/></text:p>
      <text:p text:style-name="P6"><text:span text:style-name="T20">For some perspective, where I have lived in Sweden up until now the big events are mostly limited to a few </text:span><text:span text:style-name="T21">days of markets where you get the privilege of buying the same five overpriced food items a few times a year. No religious or traditional festivals. No big school festivals or events for the kids. No parades. Live music is limited </text:span><text:span text:style-name="T19">to </text:span><text:span text:style-name="T21">large arena spectacles with ticket prices that will have medical doctors and lawyers eating ramen for months afterwards. Okay, I’m exaggerating, but just look at what is happening in my wife’s home town a normal year:</text:span></text:p>
      <text:list text:style-name="L1">
        <text:list-item>
          <text:p text:style-name="P7">Yamakasa: an event where men man up and undress to race around town in the early, early hours of the day carrying towering floats that have been meticulously decorated.</text:p>
        </text:list-item>
        <text:list-item>
          <text:p text:style-name="P8">Nakasu Festival: This time it’s women carrying portable shrines around town. Sadly not while being undressed.</text:p>
        </text:list-item>
        <text:list-item>
          <text:p text:style-name="P7">Tamaseseri: Another event where manly men undress, this time to catch balls. Not as homo erotic as it sounds.</text:p>
        </text:list-item>
        <text:list-item>
          <text:p text:style-name="P9"><text:span text:style-name="T21">T</text:span><text:span text:style-name="T15">oka Ebisu: A big fishing festival where </text:span><text:span text:style-name="T18">the</text:span><text:span text:style-name="T15"> highlight </text:span><text:span text:style-name="T18">is</text:span><text:span text:style-name="T15"> a rare appearance of the town’s geisha. </text:span></text:p>
        </text:list-item>
        <text:list-item>
          <text:p text:style-name="P10">Setsubun: A festival and event celebrated all over japan which among other things involve throwing beans.</text:p>
        </text:list-item>
        <text:list-item>
          <text:p text:style-name="P11">Obon: A more somber festival in the honor of our ancestors who have passed away. Complete with traditional music and dance.</text:p>
        </text:list-item>
        <text:list-item>
          <text:p text:style-name="P9">Dontaku: A festival with the main event <text:span text:style-name="T22">is</text:span> a parade where groups of people just… parade. I don’t know how to explain it properly. People come up with themes, songs, dances, cloths etc and parade around town.</text:p>
        </text:list-item>
        <text:list-item>
          <text:p text:style-name="P9">Asian Party: A long event celebrating asian cultures with dance, music and food.</text:p>
        </text:list-item>
      </text:list>
      <text:p text:style-name="P12">These are only some of the big official events. <text:span text:style-name="T23">Add to this a bunch of smaller art and music events throughout the year.</text:span> All larger shrines and temples have many of their own festivals. The summers are filled with firework festivals both in the cities and in the countryside. Schools have sports events and culture festivals that parents and siblings take their time to visit. <text:span text:style-name="T23">How many times can I write the word festival before I start questioning what it even means? </text:span>And all of these events of course come with delicious food and drink – <text:span text:style-name="T23">reasonably priced! No deep fried bread with sour cream and unmelted, pre-shredded cheese for $15</text:span>.</text:p>
      <text:p text:style-name="P13"/>
      <text:p text:style-name="P14"><text:soft-page-break/>You are more of a<text:span text:style-name="T23">n outdoors</text:span> person? Japan has excellent surfing, diving, fishing and hiking and the country is still mostly free of ticks. Oh and their ski resorts are world class. Like music? There is live music of all kinds to be experienced every week in all reasonably sized cities. Jazz – check, metal – check, disgustingly plebian pop music – check, weird underground pop music – double check. You a foodie? Japanese food has a reputation of being some of the best in the world. <text:span text:style-name="T23">That includes their foreign food. No country has as much world class french restaurants outside of France itself. </text:span>Their lager beer and whisky are world class, their wine surprisingly good and there are millions of attractive, intelligent and funny people in who<text:span text:style-name="T24">m</text:span>’s company you can enjoy these beverages. And everything is <text:span text:style-name="T24">once again </text:span>reasonably priced. Some people in japan, especially single people, eat out every day for both lunch and dinner. Try that in Scandinavia and you’ll soon wonder why there <text:span text:style-name="T24">isn’t </text:span>any money left in the b<text:span text:style-name="T24">ank when its time to pay rent.</text:span></text:p>
      <text:p text:style-name="P14"/>
      <text:p text:style-name="P15"><text:span text:style-name="T25">If all of the above sounds completely </text:span><text:span text:style-name="T26">unappealing</text:span><text:span text:style-name="T25">, japan is at least worth visiting just to see what</text:span> a <text:span text:style-name="T25">society</text:span> where people don’t act like anti-social thugs <text:span text:style-name="T25">is like</text:span>. Japan is obscenely free of graffiti, smashed store windows, vandalized bus stops, urine-stinking subways, <text:span text:style-name="T27">trash in the streets</text:span> and all other things we <text:span text:style-name="T28">take for granted</text:span> here in the west. </text:p>
      <text:p text:style-name="P15"/>
      <text:p text:style-name="P16">But how would one study Japanese in Japan? More on that in my next po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ongti SC" style:font-family-asian="'Songti SC'"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23:53:30.659150827</meta:creation-date>
    <dc:date>2024-11-11T21:13:14.399305349</dc:date>
    <meta:editing-duration>P1DT23H12M24S</meta:editing-duration>
    <meta:editing-cycles>21</meta:editing-cycles>
    <meta:generator>LibreOffice/24.8.0.3$MacOSX_AARCH64 LibreOffice_project/0bdf1299c94fe897b119f97f3c613e9dca6be583</meta:generator>
    <meta:document-statistic meta:table-count="0" meta:image-count="0" meta:object-count="0" meta:page-count="3" meta:paragraph-count="20" meta:word-count="1762" meta:character-count="9926" meta:non-whitespace-character-count="8181"/>
  </office:meta>
</office:document-meta>
</file>